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ir Team Review </text:p>
      <text:p text:style-name="Standard"/>
      <text:p text:style-name="Standard">The BluGoo SRS</text:p>
      <text:p text:style-name="Standard"/>
      <text:p text:style-name="Standard">BluGoo present: Viktor Gerdin, Hermyn Mendez, Michael Quan</text:p>
      <text:p text:style-name="Standard">C4 present: Jonathan Sanford, Miguel Gaeta</text:p>
      <text:p text:style-name="Standard"/>
      <text:p text:style-name="Standard">The two present members of C4, lead by Mr Sanford, were straight to the point. </text:p>
      <text:p text:style-name="Standard"/>
      <text:p text:style-name="Standard">Most comments by C4 were about the language and layout of the document. There were still quite a few faulty references to the data dictionary and well as some missing ones. </text:p>
      <text:p text:style-name="Standard"/>
      <text:p text:style-name="Standard">They disagreed throughout the entire document on that we had stated the reasons for the requirements in the requirements themselves.</text:p>
      <text:p text:style-name="Standard"/>
      <text:p text:style-name="Standard">The glossary was heavily highlighted for deletion due to unnecessary and redundant definitions.</text:p>
      <text:p text:style-name="Standard"/>
      <text:p text:style-name="Standard">But they did find some interesting misses. Apparently a student was allowed to view any grade. This would have been a nice feature but sadly it is not legal. Also, a misleading statement in the performance requirements claiming the maximum acceptable loading time for an interface was both 15 and 8 seconds. For some unknown reason these mistakes had been overlooked in 3 and 1 QA session respectively by more than one member. <text:s/></text:p>
      <text:p text:style-name="Standard"/>
      <text:p text:style-name="Standard">We took most of C4s comments to our hearts and to our document. When later discussing their comments with you, Dr Turner, you also agreed on most of them. The only exception was that you thought that the reasons very well could be stated in the requirement without much loss of clarity.</text:p>
      <text:p text:style-name="Standard"/>
      <text:p text:style-name="Standard">We thought this session was insightful and it was great with a new pair of eyes that spotted issues that we missed over and over again.</text:p>
      <text:p text:style-name="Standard"/>
      <text:p text:style-name="Standard"/>
      <text:p text:style-name="Standard">BluGoo through Viktor Ger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Viktor Gerdin</meta:initial-creator>
    <meta:creation-date>2009-03-15T13:34:14</meta:creation-date>
    <dc:creator>Viktor Gerdin</dc:creator>
    <dc:date>2009-03-15T14:27:14</dc:date>
    <meta:editing-cycles>3</meta:editing-cycles>
    <meta:editing-duration>PT20M8S</meta:editing-duration>
    <meta:user-defined meta:name="Info 1"/>
    <meta:user-defined meta:name="Info 2"/>
    <meta:user-defined meta:name="Info 3"/>
    <meta:user-defined meta:name="Info 4"/>
    <meta:document-statistic meta:table-count="0" meta:image-count="0" meta:object-count="0" meta:page-count="1" meta:paragraph-count="12" meta:word-count="254" meta:character-count="1487"/>
  </office:meta>
</office:document-meta>
</file>